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Standard">
      <style:table-properties style:width="18.547cm" fo:margin-left="0.176cm" style:page-number="auto" fo:break-before="auto" fo:break-after="auto" table:align="left" style:writing-mode="lr-tb"/>
    </style:style>
    <style:style style:name="Таблица1.A" style:family="table-column">
      <style:table-column-properties style:column-width="10.943cm"/>
    </style:style>
    <style:style style:name="Таблица1.B" style:family="table-column">
      <style:table-column-properties style:column-width="7.604cm"/>
    </style:style>
    <style:style style:name="Таблица1.1" style:family="table-row">
      <style:table-row-properties style:min-row-height="2.223cm"/>
    </style:style>
    <style:style style:name="Таблица1.A1" style:family="table-cell">
      <style:table-cell-properties style:vertical-align="top" fo:padding="0.176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top" fo:padding="0.176cm" fo:border="0.05pt solid #000000"/>
    </style:style>
    <style:style style:name="Таблица2" style:family="table">
      <style:table-properties style:width="18.547cm" fo:margin-left="0.176cm" table:align="left" style:writing-mode="lr-tb"/>
    </style:style>
    <style:style style:name="Таблица2.A" style:family="table-column">
      <style:table-column-properties style:column-width="3.757cm"/>
    </style:style>
    <style:style style:name="Таблица2.B" style:family="table-column">
      <style:table-column-properties style:column-width="14.79cm"/>
    </style:style>
    <style:style style:name="Таблица2.A1" style:family="table-cell">
      <style:table-cell-properties style:vertical-align="top" fo:padding="0.176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top" fo:padding="0.176cm" fo:border="0.05pt solid #000000"/>
    </style:style>
    <style:style style:name="Таблица2.A2" style:family="table-cell">
      <style:table-cell-properties style:vertical-align="top" fo:padding="0.176cm" fo:border-left="0.05pt solid #000000" fo:border-right="none" fo:border-top="none" fo:border-bottom="0.05pt solid #000000"/>
    </style:style>
    <style:style style:name="Таблица2.B2" style:family="table-cell">
      <style:table-cell-properties style:vertical-align="top" fo:padding="0.176cm" fo:border-left="0.05pt solid #000000" fo:border-right="0.05pt solid #000000" fo:border-top="none" fo:border-bottom="0.05pt solid #000000"/>
    </style:style>
    <style:style style:name="Таблица3" style:family="table">
      <style:table-properties style:width="18.547cm" fo:margin-left="0.176cm" table:align="left" style:writing-mode="lr-tb"/>
    </style:style>
    <style:style style:name="Таблица3.A" style:family="table-column">
      <style:table-column-properties style:column-width="5.239cm"/>
    </style:style>
    <style:style style:name="Таблица3.B" style:family="table-column">
      <style:table-column-properties style:column-width="13.309cm"/>
    </style:style>
    <style:style style:name="Таблица3.A1" style:family="table-cell">
      <style:table-cell-properties style:vertical-align="top" fo:padding="0.176cm" fo:border-left="0.05pt solid #000000" fo:border-right="none" fo:border-top="0.05pt solid #000000" fo:border-bottom="0.05pt solid #000000"/>
    </style:style>
    <style:style style:name="Таблица3.B1" style:family="table-cell">
      <style:table-cell-properties style:vertical-align="top" fo:padding="0.176cm" fo:border="0.05pt solid #000000"/>
    </style:style>
    <style:style style:name="Таблица3.A2" style:family="table-cell">
      <style:table-cell-properties style:vertical-align="top" fo:padding="0.176cm" fo:border-left="0.05pt solid #000000" fo:border-right="none" fo:border-top="none" fo:border-bottom="0.05pt solid #000000"/>
    </style:style>
    <style:style style:name="Таблица3.B2" style:family="table-cell">
      <style:table-cell-properties style:vertical-align="top" fo:padding="0.176cm" fo:border-left="0.05pt solid #000000" fo:border-right="0.05pt solid #000000" fo:border-top="none" fo:border-bottom="0.05pt solid #000000"/>
    </style:style>
    <style:style style:name="Таблица4" style:family="table">
      <style:table-properties style:width="18.584cm" fo:margin-left="0.176cm" table:align="left" style:writing-mode="lr-tb"/>
    </style:style>
    <style:style style:name="Таблица4.A" style:family="table-column">
      <style:table-column-properties style:column-width="13.356cm"/>
    </style:style>
    <style:style style:name="Таблица4.B" style:family="table-column">
      <style:table-column-properties style:column-width="5.228cm"/>
    </style:style>
    <style:style style:name="Таблица4.A1" style:family="table-cell">
      <style:table-cell-properties style:vertical-align="top" fo:padding="0.176cm" fo:border-left="0.05pt solid #000000" fo:border-right="none" fo:border-top="0.05pt solid #000000" fo:border-bottom="0.05pt solid #000000"/>
    </style:style>
    <style:style style:name="Таблица4.B1" style:family="table-cell">
      <style:table-cell-properties style:vertical-align="top" fo:padding="0.176cm" fo:border="0.05pt solid #000000"/>
    </style:style>
    <style:style style:name="Таблица4.A2" style:family="table-cell">
      <style:table-cell-properties style:vertical-align="top" fo:padding="0.176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top" fo:padding="0.176cm" fo:border-left="0.05pt solid #000000" fo:border-right="0.05pt solid #000000" fo:border-top="none" fo:border-bottom="0.05pt solid #000000"/>
    </style:style>
    <style:style style:name="Таблица5" style:family="table">
      <style:table-properties style:width="18.574cm" fo:margin-left="0.176cm" table:align="left" style:writing-mode="lr-tb"/>
    </style:style>
    <style:style style:name="Таблица5.A" style:family="table-column">
      <style:table-column-properties style:column-width="18.574cm"/>
    </style:style>
    <style:style style:name="Таблица5.A1" style:family="table-cell">
      <style:table-cell-properties style:vertical-align="top" fo:padding="0.176cm" fo:border="0.05pt solid #000000"/>
    </style:style>
    <style:style style:name="Таблица5.A2" style:family="table-cell">
      <style:table-cell-properties style:vertical-align="top" fo:padding="0.176cm" fo:border-left="0.05pt solid #000000" fo:border-right="0.05pt solid #000000" fo:border-top="none" fo:border-bottom="0.05pt solid #000000"/>
    </style:style>
    <style:style style:name="Таблица6" style:family="table">
      <style:table-properties style:width="18.574cm" fo:margin-left="0.176cm" table:align="left" style:writing-mode="lr-tb"/>
    </style:style>
    <style:style style:name="Таблица6.A" style:family="table-column">
      <style:table-column-properties style:column-width="1.323cm"/>
    </style:style>
    <style:style style:name="Таблица6.B" style:family="table-column">
      <style:table-column-properties style:column-width="17.251cm"/>
    </style:style>
    <style:style style:name="Таблица6.A1" style:family="table-cell">
      <style:table-cell-properties style:vertical-align="top" fo:padding="0.176cm" fo:border-left="0.05pt solid #000000" fo:border-right="none" fo:border-top="0.05pt solid #000000" fo:border-bottom="0.05pt solid #000000"/>
    </style:style>
    <style:style style:name="Таблица6.B1" style:family="table-cell">
      <style:table-cell-properties style:vertical-align="top" fo:padding="0.176cm" fo:border="0.05pt solid #000000"/>
    </style:style>
    <style:style style:name="Таблица6.A2" style:family="table-cell">
      <style:table-cell-properties style:vertical-align="top" fo:padding="0.176cm" fo:border-left="0.05pt solid #000000" fo:border-right="none" fo:border-top="none" fo:border-bottom="0.05pt solid #000000"/>
    </style:style>
    <style:style style:name="Таблица6.B2" style:family="table-cell">
      <style:table-cell-properties style:vertical-align="top" fo:padding="0.176cm" fo:border-left="0.05pt solid #000000" fo:border-right="0.05pt solid #000000" fo:border-top="none" fo:border-bottom="0.05pt solid #000000"/>
    </style:style>
    <style:style style:name="Table1" style:family="table">
      <style:table-properties style:width="18.584cm" fo:margin-left="0.176cm" table:align="left" style:writing-mode="lr-tb"/>
    </style:style>
    <style:style style:name="Table1.A" style:family="table-column">
      <style:table-column-properties style:column-width="8.573cm"/>
    </style:style>
    <style:style style:name="Table1.B" style:family="table-column">
      <style:table-column-properties style:column-width="10.012cm"/>
    </style:style>
    <style:style style:name="Table1.A1" style:family="table-cell">
      <style:table-cell-properties style:vertical-align="top" fo:padding="0.176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176cm" fo:border="0.05pt solid #000000"/>
    </style:style>
    <style:style style:name="Table1.A2" style:family="table-cell">
      <style:table-cell-properties style:vertical-align="top" fo:padding="0.176cm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176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1d0e67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2437df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weight="bold" officeooo:rsid="00261c1d" officeooo:paragraph-rsid="00261c1d" style:font-weight-asian="bold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rsid="001ed0e1" officeooo:paragraph-rsid="001ed0e1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rsid="002047cd" officeooo:paragraph-rsid="002047c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text-underline-style="solid" style:text-underline-width="auto" style:text-underline-color="font-color" officeooo:paragraph-rsid="001ed0e1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text-underline-style="solid" style:text-underline-width="auto" style:text-underline-color="font-color" fo:font-weight="normal" officeooo:paragraph-rsid="00261c1d" style:font-weight-asian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paragraph-rsid="002437df"/>
    </style:style>
    <style:style style:name="P13" style:family="paragraph" style:parent-style-name="Standard">
      <style:paragraph-properties fo:line-height="100%" fo:break-before="auto" fo:break-after="auto" style:writing-mode="lr-tb"/>
    </style:style>
    <style:style style:name="P14" style:family="paragraph" style:parent-style-name="Standard">
      <style:paragraph-properties fo:line-height="100%" fo:break-before="auto" fo:break-after="auto" style:writing-mode="lr-tb"/>
      <style:text-properties fo:font-style="italic" style:font-style-asian="italic" style:font-style-complex="italic"/>
    </style:style>
    <style:style style:name="P15" style:family="paragraph" style:parent-style-name="Standard">
      <style:paragraph-properties fo:line-height="100%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bold" officeooo:paragraph-rsid="0029bae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261c1d" officeooo:paragraph-rsid="00261c1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rsid="00261c1d" officeooo:paragraph-rsid="00261c1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officeooo:paragraph-rsid="005a577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rsid="001ed0e1" officeooo:paragraph-rsid="001ed0e1"/>
    </style:style>
    <style:style style:name="P22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rsid="001ed0e1" officeooo:paragraph-rsid="002047cd"/>
    </style:style>
    <style:style style:name="P23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paragraph-rsid="001ed0e1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paragraph-rsid="001d0e67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officeooo:paragraph-rsid="008283a3"/>
    </style:style>
    <style:style style:name="P26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weight="bold" officeooo:rsid="00261c1d" officeooo:paragraph-rsid="00261c1d" style:font-weight-asian="bold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font-weight="bold" officeooo:rsid="002556b6" style:font-weight-asian="bold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font-weight="bold" officeooo:rsid="002556b6" officeooo:paragraph-rsid="0075daf0" style:font-weight-asian="bold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font-weight="normal" officeooo:rsid="002556b6" officeooo:paragraph-rsid="0075daf0" style:font-weight-asian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" style:family="paragraph" style:parent-style-name="Standard" style:list-style-name="LS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2e4cc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paragraph-rsid="001d0e6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officeooo:rsid="002437df" officeooo:paragraph-rsid="002e4cc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solid" style:text-underline-width="auto" style:text-underline-color="font-color" fo:font-weight="normal" officeooo:paragraph-rsid="001ed0e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/>
      <style:text-properties fo:font-weight="bold" officeooo:paragraph-rsid="002e4ccd" style:font-weight-asian="bold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41" style:family="paragraph" style:parent-style-name="Standard" style:list-style-name="LS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2e4ccd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54beca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8283a3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/>
      <style:text-properties officeooo:paragraph-rsid="002e4ccd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8pt" officeooo:paragraph-rsid="0029baed" style:font-size-asian="18pt" style:font-size-complex="18pt"/>
    </style:style>
    <style:style style:name="P47" style:family="paragraph" style:parent-style-name="Standard">
      <style:paragraph-properties fo:line-height="100%" style:writing-mode="lr-tb"/>
      <style:text-properties fo:font-weight="bold" officeooo:paragraph-rsid="002e4ccd" style:font-weight-asian="bold" style:font-weight-complex="bold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officeooo:rsid="001d0e6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officeooo:rsid="001ed0e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officeooo:rsid="002047c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officeooo:rsid="00214df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1pt" fo:font-style="normal" style:text-underline-style="none" fo:font-weight="normal" officeooo:rsid="0024018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font-name="Arial" fo:font-size="11pt" fo:font-style="normal" style:text-underline-style="none" fo:font-weight="normal" officeooo:rsid="002437d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line-through-style="none" style:font-name="Arial" fo:font-size="11pt" fo:font-style="normal" style:text-underline-style="none" fo:font-weight="normal" officeooo:rsid="0028538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style:text-line-through-style="none" style:font-name="Arial" fo:font-size="11pt" fo:font-style="normal" style:text-underline-style="none" fo:font-weight="normal" officeooo:rsid="003353b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color="#000000" style:text-line-through-style="none" style:font-name="Arial" fo:font-size="11pt" fo:font-style="normal" style:text-underline-style="none" fo:font-weight="normal" officeooo:rsid="0033c97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color="#000000" style:text-line-through-style="none" style:font-name="Arial" fo:font-size="11pt" fo:font-style="normal" style:text-underline-style="none" fo:font-weight="normal" officeooo:rsid="0037859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color="#000000" style:text-line-through-style="none" style:font-name="Arial" fo:font-size="11pt" fo:font-style="normal" style:text-underline-style="none" fo:font-weight="normal" officeooo:rsid="003aad9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color="#000000" style:text-line-through-style="none" style:font-name="Arial" fo:font-size="11pt" fo:font-style="normal" style:text-underline-style="none" fo:font-weight="normal" officeooo:rsid="003b407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color="#000000" style:text-line-through-style="none" style:font-name="Arial" fo:font-size="11pt" fo:font-style="normal" style:text-underline-style="none" fo:font-weight="normal" officeooo:rsid="003c7f1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color="#000000" style:text-line-through-style="none" style:font-name="Arial" fo:font-size="11pt" fo:font-style="normal" style:text-underline-style="none" fo:font-weight="normal" officeooo:rsid="003d714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color="#000000" style:text-line-through-style="none" style:font-name="Arial" fo:font-size="11pt" fo:font-style="normal" style:text-underline-style="none" fo:font-weight="normal" officeooo:rsid="003fa9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color="#000000" style:text-line-through-style="none" style:font-name="Arial" fo:font-size="11pt" fo:font-style="normal" style:text-underline-style="none" fo:font-weight="normal" officeooo:rsid="003fe77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color="#000000" style:text-line-through-style="none" style:font-name="Arial" fo:font-size="11pt" fo:font-style="normal" style:text-underline-style="none" fo:font-weight="normal" officeooo:rsid="0041174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fo:color="#000000" style:text-line-through-style="none" style:font-name="Arial" fo:font-size="11pt" fo:font-style="normal" style:text-underline-style="none" fo:font-weight="normal" officeooo:rsid="004f9a1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0" style:family="text">
      <style:text-properties fo:color="#000000" style:text-line-through-style="none" style:font-name="Arial" fo:font-size="11pt" fo:font-style="normal" style:text-underline-style="none" fo:font-weight="normal" officeooo:rsid="0050eec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1" style:family="text">
      <style:text-properties fo:color="#000000" style:text-line-through-style="none" style:font-name="Arial" fo:font-size="11pt" fo:font-style="normal" style:text-underline-style="none" fo:font-weight="normal" officeooo:rsid="005224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" style:family="text">
      <style:text-properties fo:color="#000000" style:text-line-through-style="none" style:font-name="Arial" fo:font-size="11pt" fo:font-style="normal" style:text-underline-style="none" fo:font-weight="normal" officeooo:rsid="00556a4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4" style:family="text">
      <style:text-properties fo:color="#000000" style:text-line-through-style="none" style:font-name="Arial" fo:font-size="11pt" fo:font-style="normal" style:text-underline-style="none" fo:font-weight="bold" officeooo:rsid="00240187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5" style:family="text">
      <style:text-properties fo:color="#000000" style:text-line-through-style="none" style:font-name="Arial" fo:font-size="11pt" fo:font-style="normal" style:text-underline-style="none" fo:font-weight="bold" officeooo:rsid="00261c1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6" style:family="text">
      <style:text-properties fo:color="#000000" style:text-line-through-style="none" style:font-name="Arial" fo:font-size="11pt" fo:font-style="normal" style:text-underline-style="solid" style:text-underline-width="auto" style:text-underline-color="font-colo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7" style:family="text">
      <style:text-properties fo:color="#000000" style:text-line-through-style="none" style:font-name="Arial" fo:font-size="11pt" fo:font-style="normal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8" style:family="text">
      <style:text-properties fo:color="#000000" style:text-line-through-style="none" style:font-name="Arial" fo:font-size="11pt" fo:font-style="normal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9" style:family="text">
      <style:text-properties fo:color="#000000" style:text-line-through-style="none" style:font-name="Arial" fo:font-size="11pt" fo:font-style="normal" style:font-name-asian="Arial" style:font-size-asian="11pt" style:font-style-asian="normal" style:font-name-complex="Arial" style:font-size-complex="11pt" style:font-style-complex="normal"/>
    </style:style>
    <style:style style:name="T30" style:family="text">
      <style:text-properties fo:color="#000000" style:text-line-through-style="none" style:font-name="Arial" fo:font-size="11pt" fo:font-style="normal" officeooo:rsid="00261c1d" style:font-name-asian="Arial" style:font-size-asian="11pt" style:font-style-asian="normal" style:font-name-complex="Arial" style:font-size-complex="11pt" style:font-style-complex="normal"/>
    </style:style>
    <style:style style:name="T31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32" style:family="text">
      <style:text-properties fo:color="#000000" style:text-line-through-style="none" style:font-name="Arial" fo:font-size="11pt" fo:font-style="italic" style:text-underline-style="none" fo:font-weight="normal" officeooo:rsid="001ed0e1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33" style:family="text">
      <style:text-properties fo:color="#000000" style:text-line-through-style="none" style:font-name="Arial" fo:font-style="normal" style:text-underline-style="none" fo:font-weight="bold" style:font-name-asian="Arial" style:font-style-asian="normal" style:font-weight-asian="bold" style:font-name-complex="Arial" style:font-style-complex="normal" style:font-weight-complex="bold"/>
    </style:style>
    <style:style style:name="T34" style:family="text">
      <style:text-properties fo:color="#000000" style:text-line-through-style="none" style:font-name="Arial" fo:font-style="normal" style:text-underline-style="none" fo:font-weight="bold" officeooo:rsid="00261c1d" style:font-name-asian="Arial" style:font-style-asian="normal" style:font-weight-asian="bold" style:font-name-complex="Arial" style:font-style-complex="normal" style:font-weight-complex="bold"/>
    </style:style>
    <style:style style:name="T35" style:family="text">
      <style:text-properties fo:color="#000000" style:text-line-through-style="none" style:text-position="super 58%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officeooo:rsid="002047cd"/>
    </style:style>
    <style:style style:name="T39" style:family="text">
      <style:text-properties officeooo:rsid="002556b6"/>
    </style:style>
    <style:style style:name="T40" style:family="text">
      <style:text-properties officeooo:rsid="00261c1d"/>
    </style:style>
    <style:style style:name="T41" style:family="text">
      <style:text-properties officeooo:rsid="004423ce"/>
    </style:style>
    <style:style style:name="T42" style:family="text">
      <style:text-properties officeooo:rsid="00470c78"/>
    </style:style>
    <style:style style:name="T43" style:family="text">
      <style:text-properties officeooo:rsid="00487f19"/>
    </style:style>
    <style:style style:name="T44" style:family="text">
      <style:text-properties officeooo:rsid="004a01fd"/>
    </style:style>
    <style:style style:name="T45" style:family="text">
      <style:text-properties officeooo:rsid="004b615f"/>
    </style:style>
    <style:style style:name="T46" style:family="text">
      <style:text-properties officeooo:rsid="004bd4d4"/>
    </style:style>
    <style:style style:name="T47" style:family="text">
      <style:text-properties officeooo:rsid="004dcb76"/>
    </style:style>
    <style:style style:name="T48" style:family="text">
      <style:text-properties officeooo:rsid="004e710c"/>
    </style:style>
    <style:style style:name="T49" style:family="text">
      <style:text-properties officeooo:rsid="00574c19"/>
    </style:style>
    <style:style style:name="T50" style:family="text">
      <style:text-properties officeooo:rsid="0058cf9a"/>
    </style:style>
    <style:style style:name="T51" style:family="text">
      <style:text-properties officeooo:rsid="005a1adc"/>
    </style:style>
    <style:style style:name="T52" style:family="text">
      <style:text-properties officeooo:rsid="005a577f"/>
    </style:style>
    <style:style style:name="T53" style:family="text">
      <style:text-properties officeooo:rsid="005d67d9"/>
    </style:style>
    <style:style style:name="T54" style:family="text">
      <style:text-properties officeooo:rsid="005f20a4"/>
    </style:style>
    <style:style style:name="T55" style:family="text">
      <style:text-properties officeooo:rsid="00608611"/>
    </style:style>
    <style:style style:name="T56" style:family="text">
      <style:text-properties officeooo:rsid="0061184f"/>
    </style:style>
    <style:style style:name="T57" style:family="text">
      <style:text-properties officeooo:rsid="0062aae2"/>
    </style:style>
    <style:style style:name="T58" style:family="text">
      <style:text-properties officeooo:rsid="00634308"/>
    </style:style>
    <style:style style:name="T59" style:family="text">
      <style:text-properties officeooo:rsid="0065a113"/>
    </style:style>
    <style:style style:name="T60" style:family="text">
      <style:text-properties officeooo:rsid="0065f94b"/>
    </style:style>
    <style:style style:name="T61" style:family="text">
      <style:text-properties officeooo:rsid="00677e09"/>
    </style:style>
    <style:style style:name="T62" style:family="text">
      <style:text-properties officeooo:rsid="00695936"/>
    </style:style>
    <style:style style:name="T63" style:family="text">
      <style:text-properties officeooo:rsid="006ac420"/>
    </style:style>
    <style:style style:name="T64" style:family="text">
      <style:text-properties officeooo:rsid="006ea4c1"/>
    </style:style>
    <style:style style:name="T65" style:family="text">
      <style:text-properties officeooo:rsid="006ebaa7"/>
    </style:style>
    <style:style style:name="T66" style:family="text">
      <style:text-properties officeooo:rsid="007049b2"/>
    </style:style>
    <style:style style:name="T67" style:family="text">
      <style:text-properties officeooo:rsid="00720e69"/>
    </style:style>
    <style:style style:name="T68" style:family="text">
      <style:text-properties officeooo:rsid="0073fbd9"/>
    </style:style>
    <style:style style:name="T69" style:family="text">
      <style:text-properties officeooo:rsid="0075daf0"/>
    </style:style>
    <style:style style:name="T70" style:family="text">
      <style:text-properties officeooo:rsid="0075e8ec"/>
    </style:style>
    <style:style style:name="T71" style:family="text">
      <style:text-properties officeooo:rsid="0076f754"/>
    </style:style>
    <style:style style:name="T72" style:family="text">
      <style:text-properties officeooo:rsid="0077c794"/>
    </style:style>
    <style:style style:name="T73" style:family="text">
      <style:text-properties officeooo:rsid="0077da02"/>
    </style:style>
    <style:style style:name="T74" style:family="text">
      <style:text-properties officeooo:rsid="00790418"/>
    </style:style>
    <style:style style:name="T75" style:family="text">
      <style:text-properties officeooo:rsid="0079bf7a"/>
    </style:style>
    <style:style style:name="T76" style:family="text">
      <style:text-properties officeooo:rsid="007a0d88"/>
    </style:style>
    <style:style style:name="T77" style:family="text">
      <style:text-properties officeooo:rsid="007ad9a3"/>
    </style:style>
    <style:style style:name="T78" style:family="text">
      <style:text-properties officeooo:rsid="007b5671"/>
    </style:style>
    <style:style style:name="T79" style:family="text">
      <style:text-properties officeooo:rsid="007d410d"/>
    </style:style>
    <style:style style:name="T80" style:family="text">
      <style:text-properties officeooo:rsid="007eb5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6"><text:span text:style-name="T33">ALEXAND</text:span><text:span text:style-name="T34">E</text:span><text:span text:style-name="T33">R MURASHKIN</text:span></text:p>
            <text:p text:style-name="P16"/>
            <text:p text:style-name="P20"><text:span text:style-name="T53">Project </text:span><text:span text:style-name="T54">D</text:span><text:span text:style-name="T53">emos</text:span><text:span text:style-name="T51">: <text:s text:c="3"/></text:span><text:a xlink:type="simple" xlink:href="http://amurashkin.kd.io/"><text:span text:style-name="T52">http://amurashkin.kd.io/</text:span></text:a></text:p>
          </table:table-cell>
          <table:table-cell table:style-name="Таблица1.B1" office:value-type="string">
            <text:p text:style-name="P3"><text:span text:style-name="T1">E-mail: <text:s text:c="6"/></text:span><text:a xlink:type="simple" xlink:href="mailto:amurashk@gsd.uwaterloo.ca">amurashk</text:a><text:a xlink:type="simple" xlink:href="mailto:amurashk@gsd.uwaterloo.ca">@</text:a><text:a xlink:type="simple" xlink:href="mailto:amurashk@gsd.uwaterloo.ca">gsd</text:a><text:a xlink:type="simple" xlink:href="mailto:amurashk@gsd.uwaterloo.ca">.</text:a><text:a xlink:type="simple" xlink:href="mailto:amurashk@gsd.uwaterloo.ca">uwaterloo</text:a><text:a xlink:type="simple" xlink:href="mailto:amurashk@gsd.uwaterloo.ca">.</text:a><text:a xlink:type="simple" xlink:href="mailto:amurashk@gsd.uwaterloo.ca">ca</text:a></text:p>
            <text:p text:style-name="P44"><text:span text:style-name="T1">Phone: <text:s text:c="6"/>+1 </text:span><text:span text:style-name="T3">(</text:span><text:span text:style-name="T1">226</text:span><text:span text:style-name="T3">)</text:span><text:span text:style-name="T1"> 600-5529</text:span></text:p>
            <text:p text:style-name="P25"><text:span text:style-name="T1">Address: <text:s text:c="3"/></text:span><text:span text:style-name="T2">#4-354 Erb St W</text:span><text:span text:style-name="T1">, </text:span></text:p>
            <text:p text:style-name="P24"><text:span text:style-name="T1"><text:s text:c="18"/>Waterloo, O</text:span><text:span text:style-name="T2">N,</text:span><text:span text:style-name="T1"> Canada</text:span></text:p>
          </table:table-cell>
        </table:table-row>
      </table:table>
      <text:p text:style-name="P1"/>
      <text:p text:style-name="P38">Professional Knowledge and Skills</text:p>
      <text:p text:style-name="P4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2"><text:span text:style-name="T7">C</text:span><text:span text:style-name="T1">lient-server architecture </text:span><text:span text:style-name="T7">and website development skills</text:span></text:p>
          </table:table-cell>
          <table:table-cell table:style-name="Table1.B1" office:value-type="string">
            <text:p text:style-name="P43"><text:span text:style-name="T19">Javascript, </text:span><text:span text:style-name="T22">AJAX, </text:span><text:span text:style-name="T19">JQuery, </text:span><text:span text:style-name="T7">Node.JS, </text:span><text:span text:style-name="T9">Angular.JS, </text:span><text:span text:style-name="T10">D3.js, </text:span><text:span text:style-name="T1">PHP, SQL, Drupal </text:span><text:span text:style-name="T20">CMF</text:span><text:span text:style-name="T1">, HTML, CSS, Zend </text:span><text:span text:style-name="T21">Framework</text:span></text:p>
          </table:table-cell>
        </table:table-row>
        <table:table-row>
          <table:table-cell table:style-name="Table1.A2" office:value-type="string">
            <text:p text:style-name="P34">Desktop/standalone application development</text:p>
          </table:table-cell>
          <table:table-cell table:style-name="Table1.B2" office:value-type="string">
            <text:p text:style-name="P32">Java, <text:span text:style-name="T43">Maven, </text:span><text:span text:style-name="T44">Microsoft Visual </text:span>C#, <text:span text:style-name="T41">WPF, </text:span>Delphi</text:p>
          </table:table-cell>
        </table:table-row>
        <table:table-row>
          <table:table-cell table:style-name="Table1.A2" office:value-type="string">
            <text:p text:style-name="P32">Operating system <text:span text:style-name="T42">design</text:span>, real-time and embedded programming</text:p>
          </table:table-cell>
          <table:table-cell table:style-name="Table1.B2" office:value-type="string">
            <text:p text:style-name="P42"><text:span text:style-name="T13">C </text:span><text:span text:style-name="T14">language</text:span><text:span text:style-name="T13">, </text:span><text:span text:style-name="T15">m</text:span><text:span text:style-name="T1">icro</text:span><text:span text:style-name="T18">-</text:span><text:span text:style-name="T1">kernel </text:span><text:span text:style-name="T11">design</text:span><text:span text:style-name="T1">, Märklin Digital Interface, </text:span><text:span text:style-name="T7">ARM </text:span><text:span text:style-name="T12">and Intel assembl</text:span><text:span text:style-name="T16">y</text:span><text:span text:style-name="T7"> </text:span><text:span text:style-name="T12">language</text:span><text:span text:style-name="T17">s</text:span></text:p>
          </table:table-cell>
        </table:table-row>
        <table:table-row>
          <table:table-cell table:style-name="Table1.A2" office:value-type="string">
            <text:p text:style-name="P32">Mobile application develop<text:span text:style-name="T45">ment</text:span> skills</text:p>
          </table:table-cell>
          <table:table-cell table:style-name="Table1.B2" office:value-type="string">
            <text:p text:style-name="P32">Android <text:span text:style-name="T46">Platform</text:span>, Windows Phone 7, SQLite</text:p>
          </table:table-cell>
        </table:table-row>
        <table:table-row>
          <table:table-cell table:style-name="Table1.A2" office:value-type="string">
            <text:p text:style-name="P32">Game development and computer graphics</text:p>
          </table:table-cell>
          <table:table-cell table:style-name="Table1.B2" office:value-type="string">
            <text:p text:style-name="P32">OpenGL, GLUT, algorithms, data structures, Physics and Math <text:span text:style-name="T47">skills, </text:span><text:span text:style-name="T48">computational geometry</text:span></text:p>
          </table:table-cell>
        </table:table-row>
        <table:table-row>
          <table:table-cell table:style-name="Table1.A2" office:value-type="string">
            <text:p text:style-name="P32">Domain, feature and architectural modeling</text:p>
          </table:table-cell>
          <table:table-cell table:style-name="Table1.B2" office:value-type="string">
            <text:p text:style-name="P32">UML, <text:span text:style-name="T55">SysML, </text:span><text:span text:style-name="T56">AADL, Clafer language</text:span></text:p>
          </table:table-cell>
        </table:table-row>
      </table:table>
      <text:p text:style-name="P47"><text:span text:style-name="T38"/></text:p>
      <text:p text:style-name="P47"><text:span text:style-name="T38">Higher </text:span>Education</text:p>
      <text:p text:style-name="P13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3">2012 – <text:span text:style-name="T49">Aug.2014 (exp</text:span><text:span text:style-name="T50">ected</text:span><text:span text:style-name="T49">)</text:span></text:p>
          </table:table-cell>
          <table:table-cell table:style-name="Таблица2.B1" office:value-type="string">
            <text:p text:style-name="P5"><text:span text:style-name="T23">MMath</text:span><text:span text:style-name="T1"> </text:span><text:span text:style-name="T6">in </text:span><text:span text:style-name="T1">Computer Science, </text:span><text:span text:style-name="T23">University of Waterloo</text:span><text:span text:style-name="T1">, </text:span></text:p>
            <text:p text:style-name="P12"><text:span text:style-name="T7">Waterloo, ON, </text:span><text:span text:style-name="T6">Canada</text:span><text:span text:style-name="T23">.</text:span><text:span text:style-name="T1"> Average: 93 / 100</text:span></text:p>
          </table:table-cell>
        </table:table-row>
        <table:table-row>
          <table:table-cell table:style-name="Таблица2.A2" office:value-type="string">
            <text:p text:style-name="P4"><text:span text:style-name="T1">2008 </text:span>– <text:span text:style-name="T1">2012</text:span></text:p>
          </table:table-cell>
          <table:table-cell table:style-name="Таблица2.B2" office:value-type="string">
            <text:p text:style-name="P5"><text:span text:style-name="T23">B</text:span><text:span text:style-name="T24">S</text:span><text:span text:style-name="T23">c</text:span><text:span text:style-name="T1"> </text:span><text:span text:style-name="T6">in Computer Systems and Software, </text:span><text:span text:style-name="T1">Kazakh-British Technical University, </text:span><text:span text:style-name="T5">Almaty, Republic of Kazakhstan.</text:span><text:span text:style-name="T1"> Average: 3.97 / 4.00. </text:span></text:p>
          </table:table-cell>
        </table:table-row>
      </table:table>
      <text:p text:style-name="P13"/>
      <text:p text:style-name="P6">Employment History</text:p>
      <text:p text:style-name="P13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6">Sept 2012 – present</text:p>
            <text:p text:style-name="P30">University of Waterloo</text:p>
          </table:table-cell>
          <table:table-cell table:style-name="Таблица3.B1" office:value-type="string">
            <text:p text:style-name="P3"><text:span text:style-name="T23">Graduate Research Assistant / </text:span><text:span text:style-name="T25">Teaching Assistant</text:span></text:p>
            <text:list xml:id="list8236076983315404587" text:style-name="LS1">
              <text:list-item>
                <text:p text:style-name="P21"><text:span text:style-name="T1">Designed and implemented Web-based tools for compiling, configuring and optimizing variability models </text:span><text:span text:style-name="T6">(Node.JS, Javascript)</text:span><text:span text:style-name="T1">:</text:span></text:p>
                <text:list>
                  <text:list-item>
                    <text:p text:style-name="P21"><text:a xlink:type="simple" xlink:href="http://t3-necsis.cs.uwaterloo.ca:8094/">http://t3-necsis.cs.uwaterloo.ca:8094/</text:a></text:p>
                  </text:list-item>
                  <text:list-item>
                    <text:p text:style-name="P21"><text:a xlink:type="simple" xlink:href="http://t3-necsis.cs.uwaterloo.ca:8093/">http://t3-necsis.cs.uwaterloo.ca:8093/</text:a></text:p>
                  </text:list-item>
                  <text:list-item>
                    <text:p text:style-name="P21"><text:a xlink:type="simple" xlink:href="http://t3-necsis.cs.uwaterloo.ca:8092/">http://t3-necsis.cs.uwaterloo.ca:8092/</text:a></text:p>
                  </text:list-item>
                </text:list>
              </text:list-item>
              <text:list-item>
                <text:p text:style-name="P22"><text:span text:style-name="T4">Currently exploring</text:span><text:span text:style-name="T1"> modeling case studies </text:span><text:span text:style-name="T6">(Clafer language)</text:span><text:span text:style-name="T1">: </text:span></text:p>
                <text:list>
                  <text:list-item>
                    <text:p text:style-name="P22"><text:span text:style-name="T4">Modeling system a</text:span><text:span text:style-name="T1">rchitectures with variability</text:span></text:p>
                  </text:list-item>
                  <text:list-item>
                    <text:p text:style-name="P22"><text:span text:style-name="T4">M</text:span><text:span text:style-name="T1">ulti-objective optimization and visualization of optimal instances </text:span><text:span text:style-name="T4">and trade-offs of decision-making</text:span></text:p>
                  </text:list-item>
                </text:list>
              </text:list-item>
              <text:list-item>
                <text:p text:style-name="P23"><text:span text:style-name="T1">Part of NECSIS project </text:span><text:span text:style-name="T3">(</text:span><text:a xlink:type="simple" xlink:href="http://gsd.uwaterloo.ca/necsis">http://gsd.uwaterloo.ca/necsis</text:a><text:span text:style-name="T3">)</text:span></text:p>
              </text:list-item>
            </text:list>
          </table:table-cell>
        </table:table-row>
        <table:table-row>
          <table:table-cell table:style-name="Таблица3.A2" office:value-type="string">
            <text:p text:style-name="P11"><text:span text:style-name="T30">Oct</text:span><text:span text:style-name="T29"> 201</text:span><text:span text:style-name="T30">3</text:span><text:span text:style-name="T29"> – </text:span><text:span text:style-name="T30">Dec 2013</text:span></text:p>
            <text:p text:style-name="P17">Pratt &amp; Whitney Canada</text:p>
            <text:p text:style-name="P17"/>
          </table:table-cell>
          <table:table-cell table:style-name="Таблица3.B2" office:value-type="string">
            <text:p text:style-name="P7">Intern</text:p>
            <text:list xml:id="list40316717" text:continue-numbering="true" text:style-name="LS1">
              <text:list-item>
                <text:p text:style-name="P18">Worked on system and software modeling</text:p>
              </text:list-item>
              <text:list-item>
                <text:p text:style-name="P26"><text:span text:style-name="T1">Exploratory work on optimization of general </text:span><text:span text:style-name="T8">company's </text:span><text:span text:style-name="T1">work flow</text:span></text:p>
              </text:list-item>
            </text:list>
          </table:table-cell>
        </table:table-row>
        <table:table-row>
          <table:table-cell table:style-name="Таблица3.A2" office:value-type="string">
            <text:p text:style-name="P10"><text:span text:style-name="T27">June 2011 </text:span><text:span text:style-name="T28">–</text:span><text:span text:style-name="T27"> Dec 2011</text:span></text:p>
            <text:p text:style-name="P19">Kazakh-British Technical University</text:p>
          </table:table-cell>
          <table:table-cell table:style-name="Таблица3.B2" office:value-type="string">
            <text:p text:style-name="P35">Senior Specialist</text:p>
            <text:list xml:id="list2010387730188767113" text:style-name="LS2">
              <text:list-item>
                <text:p text:style-name="P31">Developed International School of Economics and Social Sciences website (Drupal CMS, PHP, Javascript, HTML)</text:p>
              </text:list-item>
              <text:list-item>
                <text:p text:style-name="P41"><text:span text:style-name="T3">Created</text:span><text:span text:style-name="T1"> few modules of the university website (Drupal CMS)</text:span></text:p>
              </text:list-item>
              <text:list-item>
                <text:p text:style-name="P31">Developed an online document processing system (Drupal CMS)</text:p>
              </text:list-item>
              <text:list-item>
                <text:p text:style-name="P31">Created an online file sharing system (Zend Framework)</text:p>
              </text:list-item>
            </text:list>
          </table:table-cell>
        </table:table-row>
      </table:table>
      <text:p text:style-name="P13"><text:soft-page-break/></text:p>
      <text:p text:style-name="P6">Conferences and Events <text:span text:style-name="T60">A</text:span><text:span text:style-name="T59">ttended</text:span></text:p>
      <text:p text:style-name="P2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0"><text:span text:style-name="T57">1. </text:span>17th International Software Product Line Conference 2013, Tokyo, Japan</text:p>
          </table:table-cell>
          <table:table-cell table:style-name="Таблица4.B1" office:value-type="string">
            <text:p text:style-name="P30"><text:span text:style-name="T61">as </text:span><text:span text:style-name="T80">a </text:span>paper author</text:p>
          </table:table-cell>
        </table:table-row>
        <table:table-row>
          <table:table-cell table:style-name="Таблица4.A2" office:value-type="string">
            <text:p text:style-name="P9"><text:span text:style-name="T57">2. </text:span>Summer School on Cyber-Physical Systems <text:span text:style-name="T40">2013</text:span>, Grenoble, France</text:p>
          </table:table-cell>
          <table:table-cell table:style-name="Таблица4.B2" office:value-type="string">
            <text:p text:style-name="P9"><text:span text:style-name="T62">as </text:span><text:span text:style-name="T80">a </text:span>participant</text:p>
          </table:table-cell>
        </table:table-row>
        <table:table-row>
          <table:table-cell table:style-name="Таблица4.A2" office:value-type="string">
            <text:p text:style-name="P30"><text:span text:style-name="T57">3. </text:span>Microsoft Imagine Cup 2012, World Finals, Sydney, Australia</text:p>
          </table:table-cell>
          <table:table-cell table:style-name="Таблица4.B2" office:value-type="string">
            <text:p text:style-name="P30"><text:span text:style-name="T63">as </text:span><text:span text:style-name="T80">a </text:span><text:span text:style-name="T65">competition </text:span>participant</text:p>
          </table:table-cell>
        </table:table-row>
        <table:table-row>
          <table:table-cell table:style-name="Таблица4.A2" office:value-type="string">
            <text:p text:style-name="P30"><text:span text:style-name="T57">4. </text:span>Google Developer Day 2011, Moscow, Russia</text:p>
          </table:table-cell>
          <table:table-cell table:style-name="Таблица4.B2" office:value-type="string">
            <text:p text:style-name="P30"><text:span text:style-name="T64">as </text:span><text:span text:style-name="T66">a winner of a local </text:span><text:span text:style-name="T67">Hackat</text:span><text:span text:style-name="T79">h</text:span><text:span text:style-name="T67">one </text:span><text:span text:style-name="T68">by GTUG</text:span></text:p>
          </table:table-cell>
        </table:table-row>
      </table:table>
      <text:p text:style-name="P6"/>
      <text:p text:style-name="P15">Publications</text:p>
      <text:p text:style-name="P14"/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8"><text:span text:style-name="T26">Murashkin, A.</text:span><text:span text:style-name="T1">, M. Antkiewicz, D. Rayside, and K. Czarnecki, "</text:span><text:span text:style-name="T23">Visualization and Exploration of Optimal Variants in Product Line Engineering</text:span><text:span text:style-name="T1">", Software Product Line Conference, Tokyo, Japan, 2013</text:span></text:p>
          </table:table-cell>
        </table:table-row>
        <table:table-row>
          <table:table-cell table:style-name="Таблица5.A2" office:value-type="string">
            <text:p text:style-name="P8">Antkiewicz, M., K. Bąk, <text:span text:style-name="T37">A. Murashkin</text:span>, R. Olaechea, J. Liang, and K. Czarnecki, "<text:span text:style-name="T36">Clafer Tools for Product Line Engineering</text:span>", Software Product Line Conference, Tokyo, Japan, 2013.</text:p>
          </table:table-cell>
        </table:table-row>
      </table:table>
      <text:p text:style-name="P2"/>
      <text:p text:style-name="P6">Achievements and Awards</text:p>
      <text:p text:style-name="P6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5">2012</text:p>
          </table:table-cell>
          <table:table-cell table:style-name="Таблица6.B1" office:value-type="string">
            <text:p text:style-name="P3"><text:span text:style-name="T31">Microsoft Imagine Cup 2012, local finals</text:span><text:span text:style-name="T32"> – </text:span><text:span text:style-name="T1">1</text:span><text:span text:style-name="T35">st </text:span><text:span text:style-name="T1">place</text:span></text:p>
            <text:p text:style-name="P3"><text:span text:style-name="T31">“Red Diploma” - a diploma with Honours</text:span><text:span text:style-name="T32"> – </text:span><text:span text:style-name="T1">for perfect academic achievements</text:span></text:p>
          </table:table-cell>
        </table:table-row>
        <table:table-row>
          <table:table-cell table:style-name="Таблица6.A2" office:value-type="string">
            <text:p text:style-name="P35">2011</text:p>
          </table:table-cell>
          <table:table-cell table:style-name="Таблица6.B2" office:value-type="string">
            <text:p text:style-name="P3"><text:span text:style-name="T31">Android Hackathone competition</text:span><text:span text:style-name="T1">, Almaty Google Technical User Group, 1</text:span><text:span text:style-name="T35">st</text:span><text:span text:style-name="T1"> place<text:line-break/></text:span><text:span text:style-name="T31">Microsoft Imagine Cup</text:span><text:span text:style-name="T1">, local final, 2</text:span><text:span text:style-name="T35">nd</text:span><text:span text:style-name="T1"> place<text:line-break/>I</text:span><text:span text:style-name="T31">nternational Student Competitions of IT Projects,</text:span><text:span text:style-name="T1"> Kazakh-British Technical University, “Multimedia technologies and Game Development” nomination – 1</text:span><text:span text:style-name="T35">st</text:span><text:span text:style-name="T1"> degree diploma, “Web Applications and Database Design” nomination – grand prize</text:span></text:p>
          </table:table-cell>
        </table:table-row>
        <table:table-row>
          <table:table-cell table:style-name="Таблица6.A2" office:value-type="string">
            <text:p text:style-name="P35">2010</text:p>
          </table:table-cell>
          <table:table-cell table:style-name="Таблица6.B2" office:value-type="string">
            <text:p text:style-name="P3"><text:span text:style-name="T31">International Competitions of IT Projects</text:span><text:span text:style-name="T1">, Kazakh-British Technical University, 3</text:span><text:span text:style-name="T35">rd</text:span><text:span text:style-name="T1"> degree diploma<text:line-break/>The scholarship named after the President N.Nazarbayev for perfect academic achievements</text:span></text:p>
          </table:table-cell>
        </table:table-row>
        <table:table-row>
          <table:table-cell table:style-name="Таблица6.A2" office:value-type="string">
            <text:p text:style-name="P35">2009</text:p>
          </table:table-cell>
          <table:table-cell table:style-name="Таблица6.B2" office:value-type="string">
            <text:p text:style-name="P3"><text:span text:style-name="T31">IT Project Competitions,</text:span><text:span text:style-name="T1"> Kazakh-British Technical University, 2</text:span><text:span text:style-name="T35">nd</text:span><text:span text:style-name="T1"> degree diploma</text:span></text:p>
          </table:table-cell>
        </table:table-row>
        <table:table-row>
          <table:table-cell table:style-name="Таблица6.A2" office:value-type="string">
            <text:p text:style-name="P35">2008</text:p>
          </table:table-cell>
          <table:table-cell table:style-name="Таблица6.B2" office:value-type="string">
            <text:p text:style-name="P3"><text:span text:style-name="T31">Intel Excellence in Computer Science Award</text:span><text:span text:style-name="T1"> for the project “Paper-based test generating computer application”<text:line-break/></text:span><text:span text:style-name="T31">State Education Grant</text:span><text:span text:style-name="T1"> (scholarship) and </text:span><text:span text:style-name="T31">Golden Medal</text:span><text:span text:style-name="T1"> <text:s/>for perfect academic results<text:line-break/></text:span><text:span text:style-name="T31">“Daryn” Junior Science Competition</text:span><text:span text:style-name="T1">, Computer Science section, 1</text:span><text:span text:style-name="T35">st</text:span><text:span text:style-name="T1"> degree diploma<text:line-break/></text:span><text:span text:style-name="T31">Scientific project competition,</text:span><text:span text:style-name="T1"> the Small Academy of Sciences, 1</text:span><text:span text:style-name="T35">st</text:span><text:span text:style-name="T1"> degree diploma</text:span></text:p>
          </table:table-cell>
        </table:table-row>
      </table:table>
      <text:p text:style-name="P2"/>
      <text:p text:style-name="P2"/>
      <text:p text:style-name="P6">Languages</text:p>
      <text:p text:style-name="P2"/>
      <text:p text:style-name="P2">English: fluent, Russian: native, Kazakh: intermediate, German <text:span text:style-name="T39">and French</text:span>: beginn<text:span text:style-name="T78">er</text:span></text:p>
      <text:p text:style-name="P27"/>
      <text:p text:style-name="P28"><text:span text:style-name="T69">Interests </text:span><text:span text:style-name="T70">(besides </text:span><text:span text:style-name="T71">programming):</text:span></text:p>
      <text:p text:style-name="P28"><text:span text:style-name="T71"/></text:p>
      <text:p text:style-name="P29"><text:span text:style-name="T73">Board</text:span><text:span text:style-name="T72"> games, </text:span><text:span text:style-name="T71">Chess, </text:span><text:span text:style-name="T74">Bicycling, </text:span><text:span text:style-name="T75">Physics, </text:span><text:span text:style-name="T77">Scien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346cm" fo:margin-bottom="1.346cm" fo:margin-left="1.346cm" fo:margin-right="1.346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/>
    <meta:initial-creator/>
    <meta:editing-cycles>106</meta:editing-cycles>
    <dc:date>2014-04-28T20:17:48.17</dc:date>
    <meta:editing-duration>PT1H16M50S</meta:editing-duration>
    <meta:print-date>2014-02-05T12:49:33.239000000</meta:print-date>
    <meta:document-statistic meta:table-count="7" meta:image-count="0" meta:object-count="0" meta:page-count="2" meta:paragraph-count="77" meta:word-count="570" meta:character-count="4376" meta:non-whitespace-character-count="3847"/>
  </office:meta>
</office:document-meta>
</file>